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7"/>
        <table:table-column table:style-name="co1" table:number-columns-repeated="2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ef.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. PR</text:p>
          </table:table-cell>
          <table:table-cell table:style-name="ce3" office:value-type="string" calcext:value-type="string">
            <text:p>Seller PR</text:p>
          </table:table-cell>
          <table:table-cell table:style-name="ce4" office:value-type="string" calcext:value-type="string">
            <text:p>Quantity</text:p>
          </table:table-cell>
          <table:table-cell table:style-name="ce6" office:value-type="string" office:string-value="Unit" calcext:value-type="string">
            <text:p><text:s/>Unit</text:p>
          </table:table-cell>
          <table:table-cell table:style-name="ce8" office:value-type="string" calcext:value-type="string">
            <text:p>Unit cost</text:p>
          </table:table-cell>
          <table:table-cell table:style-name="ce8" office:value-type="string" calcext:value-type="string">
            <text:p>Total cost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1014"/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Ardui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office:string-value="units" calcext:value-type="string">
            <text:p><text:s/>unit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Push-down butt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office:string-value="units" calcext:value-type="string">
            <text:p><text:s/>unit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Potentiome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office:string-value="units" calcext:value-type="string">
            <text:p><text:s/>unit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esistor 100 kΩ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office:string-value="units" calcext:value-type="string">
            <text:p><text:s/>unit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Resistor ?? kΩ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office:string-value="units" calcext:value-type="string">
            <text:p><text:s/>unit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MOSFET (n-ch., enh.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office:string-value="units" calcext:value-type="string">
            <text:p><text:s/>unit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LED strip, whit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office:string-value="meters" calcext:value-type="string">
            <text:p><text:s/>meter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LED strip, r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office:string-value="meters" calcext:value-type="string">
            <text:p><text:s/>meter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Headl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office:string-value="units" calcext:value-type="string">
            <text:p><text:s/>unit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Wire, 2 mm²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office:string-value="meters" calcext:value-type="string">
            <text:p><text:s/>meter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Voltage regula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office:string-value="units" calcext:value-type="string">
            <text:p><text:s/>unit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Photoresis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office:string-value="units" calcext:value-type="string">
            <text:p><text:s/>units</text:p>
          </table:table-cell>
          <table:table-cell table:number-columns-repeated="3"/>
          <table:table-cell office:value-type="string" calcext:value-type="string">
            <text:p>TO-BUY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0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0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0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0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0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018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o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3"/>
    </number:number-style>
    <number:text-style style:name="N108">
      <number:text> </number:text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4:14:51.019777012</meta:creation-date>
    <dc:date>2020-03-22T15:00:30.260521173</dc:date>
    <meta:editing-duration>PT15H56M15S</meta:editing-duration>
    <meta:editing-cycles>3</meta:editing-cycles>
    <meta:generator>LibreOffice/6.3.5.2$Linux_X86_64 LibreOffice_project/30$Build-2</meta:generator>
    <meta:document-statistic meta:table-count="1" meta:cell-count="76" meta:object-count="0"/>
  </office:meta>
</office:document-meta>
</file>